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/>
    <style:font-face style:name="DejaVu Sans1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paragraph-properties fo:margin-top="0in" fo:margin-bottom="0.1965in" style:contextual-spacing="false" fo:padding="0in" fo:border="none"/>
    </style:style>
    <style:style style:name="P2" style:family="paragraph" style:parent-style-name="Text_20_body">
      <style:paragraph-properties fo:margin-top="0in" fo:margin-bottom="0.1965in" style:contextual-spacing="false" fo:padding="0in" fo:border="none"/>
    </style:style>
    <style:style style:name="P3" style:family="paragraph" style:parent-style-name="Preformatted_20_Text">
      <style:paragraph-properties fo:padding="0in" fo:border="none"/>
    </style:style>
    <style:style style:name="P4" style:family="paragraph" style:parent-style-name="Text_20_body">
      <style:paragraph-properties fo:padding="0in" fo:border="none"/>
    </style:style>
    <style:style style:name="P5" style:family="paragraph" style:parent-style-name="Preformatted_20_Text">
      <style:paragraph-properties fo:margin-top="0in" fo:margin-bottom="0in" style:contextual-spacing="false" fo:padding="0in" fo:border="none"/>
    </style:style>
    <style:style style:name="P6" style:family="paragraph" style:parent-style-name="Preformatted_20_Text" style:master-page-name="">
      <loext:graphic-properties draw:fill="none"/>
      <style:paragraph-properties fo:margin-left="1.1201in" fo:margin-right="0in" fo:margin-top="0in" fo:margin-bottom="0in" style:contextual-spacing="false" fo:text-indent="0in" style:auto-text-indent="false" style:page-number="auto" fo:background-color="transparent" fo:padding="0in" fo:border="none"/>
    </style:style>
    <style:style style:name="P7" style:family="paragraph" style:parent-style-name="Preformatted_20_Text">
      <style:paragraph-properties fo:margin-top="0in" fo:margin-bottom="0in" style:contextual-spacing="false" fo:padding="0in" fo:border="none"/>
      <style:text-properties fo:font-size="12pt" style:font-size-asian="12pt" style:font-size-complex="12pt"/>
    </style:style>
    <style:style style:name="P8" style:family="paragraph" style:parent-style-name="Preformatted_20_Text" style:master-page-name="">
      <loext:graphic-properties draw:fill="none"/>
      <style:paragraph-properties fo:margin-left="1.1201in" fo:margin-right="0in" fo:margin-top="0in" fo:margin-bottom="0in" style:contextual-spacing="false" fo:text-indent="0in" style:auto-text-indent="false" style:page-number="auto" fo:background-color="transparent" fo:padding="0in" fo:border="none"/>
      <style:text-properties fo:font-size="12pt" style:font-size-asian="12pt" style:font-size-complex="12pt"/>
    </style:style>
    <style:style style:name="P9" style:family="paragraph" style:parent-style-name="Heading_20_1">
      <style:paragraph-properties fo:margin-top="0in" fo:margin-bottom="0.1965in" style:contextual-spacing="false" fo:break-before="page" fo:padding="0in" fo:border="none"/>
      <style:text-properties officeooo:paragraph-rsid="000ea9fb"/>
    </style:style>
    <style:style style:name="P10" style:family="paragraph" style:parent-style-name="Text_20_body" style:list-style-name="L1">
      <style:paragraph-properties fo:margin-top="0in" fo:margin-bottom="0in" style:contextual-spacing="false" fo:padding="0in" fo:border="none"/>
    </style:style>
    <style:style style:name="P11" style:family="paragraph" style:parent-style-name="Text_20_body" style:list-style-name="L1">
      <style:paragraph-properties fo:padding="0in" fo:border="none"/>
    </style:style>
    <style:style style:name="T1" style:family="text">
      <style:text-properties loext:padding="0in" loext:border="none"/>
    </style:style>
    <style:style style:name="T2" style:family="text">
      <style:text-properties loext:padding="0.0193in" loext:border="0.06pt solid #000000"/>
    </style:style>
    <style:style style:name="T3" style:family="text">
      <style:text-properties style:text-underline-style="solid" style:text-underline-width="auto" style:text-underline-color="font-color" loext:padding="0in" loext:border="none"/>
    </style:style>
    <style:style style:name="T4" style:family="text">
      <style:text-properties fo:font-size="12pt" fo:font-weight="normal" style:font-size-asian="12pt" style:font-weight-asian="normal" style:font-size-complex="12pt" style:font-weight-complex="normal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pan text:style-name="Strong_20_Emphasis">2134. Minimum Swaps to Group All 1's Together II</text:span></text:h>
      <text:p text:style-name="P7">/*</text:p>
      <text:p text:style-name="P7"><text:s text:c="4"/>Sliding window</text:p>
      <text:p text:style-name="P7"><text:s text:c="4"/>Time complexity: O(4n)=O(n)</text:p>
      <text:p text:style-name="P7"><text:s text:c="4"/>Space complexity: O(n)</text:p>
      <text:p text:style-name="P7">*/</text:p>
      <text:p text:style-name="P7">typedef std::vector&lt;int&gt; vi;</text:p>
      <text:p text:style-name="P7">class Solution {</text:p>
      <text:p text:style-name="P7">public:</text:p>
      <text:p text:style-name="P7"><text:s text:c="4"/>int minSwaps(vector&lt;int&gt;&amp; nums) {</text:p>
      <text:p text:style-name="P7"><text:s text:c="8"/>// Count total number of ones</text:p>
      <text:p text:style-name="P7"><text:s text:c="8"/>int nb_ones=0;</text:p>
      <text:p text:style-name="P7"><text:s text:c="8"/>for(auto&amp; e: nums) if(e==1) nb_ones++;</text:p>
      <text:p text:style-name="P7"/>
      <text:p text:style-name="P7"><text:s text:c="8"/>// Extend the array for circularity</text:p>
      <text:p text:style-name="P7"><text:s text:c="8"/>int n=nums.size();</text:p>
      <text:p text:style-name="P7"><text:s text:c="8"/>for(int i=0;i&lt;n;++i) nums.push_back(nums[i]);</text:p>
      <text:p text:style-name="P7"/>
      <text:p text:style-name="P7"><text:s text:c="8"/>n=2*n;</text:p>
      <text:p text:style-name="P7"/>
      <text:p text:style-name="P7"><text:s text:c="8"/>//Create a window of size nb_ones</text:p>
      <text:p text:style-name="P7"><text:s text:c="8"/>int cnt_ones_in_win=0;</text:p>
      <text:p text:style-name="P7"><text:s text:c="8"/>for(int i=0;i&lt;nb_ones;++i){</text:p>
      <text:p text:style-name="P7"><text:s text:c="12"/>if (nums[i]==1) cnt_ones_in_win++;</text:p>
      <text:p text:style-name="P7"><text:s text:c="8"/>}</text:p>
      <text:p text:style-name="P7"><text:s text:c="8"/></text:p>
      <text:p text:style-name="P7"><text:s text:c="8"/>// Slide the window</text:p>
      <text:p text:style-name="P7"><text:s text:c="8"/>int i=0,max_ones_in_win=INT_MIN;</text:p>
      <text:p text:style-name="P7"><text:s text:c="8"/>for(int i=0;i&lt;n-nb_ones;++i){</text:p>
      <text:p text:style-name="P8"><text:s text:c="12"/>max_ones_in_win=std::max(max_ones_in_win,cnt_ones_in_win);</text:p>
      <text:p text:style-name="P7"><text:s text:c="12"/>cnt_ones_in_win-=nums[i];</text:p>
      <text:p text:style-name="P7"><text:s text:c="12"/>cnt_ones_in_win+=nums[i+nb_ones];</text:p>
      <text:p text:style-name="P7"><text:s text:c="8"/>}</text:p>
      <text:p text:style-name="P7"><text:s text:c="8"/></text:p>
      <text:p text:style-name="P7"><text:s text:c="8"/>return nb_ones-max_ones_in_win;</text:p>
      <text:p text:style-name="P7"><text:s text:c="4"/>}</text:p>
      <text:p text:style-name="P7">};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/>
    <style:font-face style:name="DejaVu Sans1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DejaVu Sans1" style:font-size-complex="12pt" style:language-complex="ar" style:country-complex="T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02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DejaVu Sans1" style:font-size-complex="12pt" style:language-complex="ar" style:country-complex="T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ejaVu Sans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ejaVu Sans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" style:font-family-complex="'DejaVu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tab/><text:page-number text:select-page="current">1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02T10:37:56.381821589</meta:creation-date>
    <dc:date>2024-08-03T06:51:34.541259468</dc:date>
    <meta:editing-duration>PT4M54S</meta:editing-duration>
    <meta:editing-cycles>7</meta:editing-cycles>
    <meta:generator>LibreOffice/7.3.7.2$Linux_X86_64 LibreOffice_project/30$Build-2</meta:generator>
    <meta:document-statistic meta:table-count="0" meta:image-count="0" meta:object-count="0" meta:page-count="1" meta:paragraph-count="35" meta:word-count="86" meta:character-count="946" meta:non-whitespace-character-count="680"/>
  </office:meta>
</office:document-meta>
</file>